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BF8F00"/>
    </style:style>
    <style:style style:name="ce4" style:family="table-cell" style:parent-style-name="Default" style:data-style-name="N0">
      <style:text-properties fo:color="#BF8F00"/>
    </style:style>
    <style:style style:name="co1" style:family="table-column">
      <style:table-column-properties fo:break-before="auto" style:column-width="9.78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7.6477083333333cm"/>
    </style:style>
    <style:style style:name="co5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wha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total price</text:p>
          </table:table-cell>
          <table:table-cell office:value-type="string" table:style-name="ce1">
            <text:p>obs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H headers 4 positions</text:p>
          </table:table-cell>
          <table:table-cell office:value-type="float" office:value="20" table:style-name="ce1">
            <text:p>20</text:p>
          </table:table-cell>
          <table:table-cell office:value-type="float" office:value="0.22" table:style-name="ce1">
            <text:p>0.22</text:p>
          </table:table-cell>
          <table:table-cell office:value-type="float" office:value="4.4000000000000004" table:formula="of:=[.B2]*[.C2]" table:style-name="ce1">
            <text:p>4.4</text:p>
          </table:table-cell>
          <table:table-cell table:style-name="ce1"/>
          <table:table-cell office:value-type="string" table:style-name="ce1">
            <text:p>https://www.digikey.co.uk/en/products/detail/jst-sales-america-inc/B4B-XH-A-LF-SN/1651047</text:p>
          </table:table-cell>
          <table:table-cell office:value-type="float" office:value="317.24" table:formula="of:=SUM([.D2:.D38])" table:style-name="ce1">
            <text:p>317.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H cable housing 4 positions</text:p>
          </table:table-cell>
          <table:table-cell office:value-type="float" office:value="40" table:style-name="ce1">
            <text:p>40</text:p>
          </table:table-cell>
          <table:table-cell office:value-type="float" office:value="0.11" table:style-name="ce1">
            <text:p>0.11</text:p>
          </table:table-cell>
          <table:table-cell office:value-type="float" office:value="4.4000000000000004" table:formula="of:=[.B3]*[.C3]" table:style-name="ce1">
            <text:p>4.4</text:p>
          </table:table-cell>
          <table:table-cell table:style-name="ce1"/>
          <table:table-cell office:value-type="string" table:style-name="ce1">
            <text:p>https://www.digikey.co.uk/en/products/detail/jst-sales-america-inc/XHP-4/6833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cable crimpped</text:p>
          </table:table-cell>
          <table:table-cell office:value-type="float" office:value="60" table:style-name="ce1">
            <text:p>60</text:p>
          </table:table-cell>
          <table:table-cell office:value-type="float" office:value="0.86" table:style-name="ce1">
            <text:p>0.86</text:p>
          </table:table-cell>
          <table:table-cell office:value-type="float" office:value="51.6" table:formula="of:=[.B4]*[.C4]" table:style-name="ce1">
            <text:p>51.6</text:p>
          </table:table-cell>
          <table:table-cell table:style-name="ce1"/>
          <table:table-cell office:value-type="string" table:style-name="ce1">
            <text:p>https://www.digikey.co.uk/en/products/detail/jst-sales-america-inc/ASXHSXH22K305/66849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headers 2 positions</text:p>
          </table:table-cell>
          <table:table-cell office:value-type="float" office:value="30" table:style-name="ce1">
            <text:p>30</text:p>
          </table:table-cell>
          <table:table-cell office:value-type="float" office:value="0.17" table:style-name="ce1">
            <text:p>0.17</text:p>
          </table:table-cell>
          <table:table-cell office:value-type="float" office:value="5.1000000000000005" table:formula="of:=[.B5]*[.C5]" table:style-name="ce1">
            <text:p>5.1</text:p>
          </table:table-cell>
          <table:table-cell table:style-name="ce1"/>
          <table:table-cell office:value-type="string" table:style-name="ce1">
            <text:p>https://www.digikey.co.uk/en/products/detail/jst-sales-america-inc/B2B-XH-AM-LF-SN/1016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cable housing 2 positions</text:p>
          </table:table-cell>
          <table:table-cell office:value-type="float" office:value="60" table:style-name="ce1">
            <text:p>60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5.88" table:formula="of:=[.B6]*[.C6]" table:style-name="ce1">
            <text:p>5.88</text:p>
          </table:table-cell>
          <table:table-cell table:style-name="ce1"/>
          <table:table-cell office:value-type="string" table:style-name="ce1">
            <text:p>https://www.digikey.co.uk/en/products/detail/jst-sales-america-inc/XHP-2/5554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8byj-48 stepper motor package of 5 with drivers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7" table:formula="of:=[.B7]*[.C7]" table:style-name="ce1">
            <text:p>17</text:p>
          </table:table-cell>
          <table:table-cell table:style-name="ce1"/>
          <table:table-cell office:value-type="string" table:style-name="ce1">
            <text:p>https://www.amazon.co.uk/GeeekPi-Stepper-28BYJ-48-Uln2003-Compatible/dp/B087BYKB6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B cable (micro)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formula="of:=[.B8]*[.C8]" table:style-name="ce1">
            <text:p>3.6</text:p>
          </table:table-cell>
          <table:table-cell table:style-name="ce1"/>
          <table:table-cell office:value-type="string" table:style-name="ce1">
            <text:p>https://www.digikey.co.uk/en/products/detail/assmann-wsw-components/AK67421-0-5/2263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D printing filament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B9]*[.C9]" table:style-name="ce1">
            <text:p>20</text:p>
          </table:table-cell>
          <table:table-cell table:style-name="ce1"/>
          <table:table-cell office:value-type="string" table:style-name="ce1">
            <text:p>https://www.digikey.co.uk/en/products/detail/esun/PLA-175J1/167332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R phototransistor</text:p>
          </table:table-cell>
          <table:table-cell office:value-type="float" office:value="12" table:style-name="ce1">
            <text:p>12</text:p>
          </table:table-cell>
          <table:table-cell office:value-type="float" office:value="0.6" table:style-name="ce1">
            <text:p>0.6</text:p>
          </table:table-cell>
          <table:table-cell office:value-type="float" office:value="7.1999999999999993" table:formula="of:=[.B10]*[.C10]" table:style-name="ce1">
            <text:p>7.2</text:p>
          </table:table-cell>
          <table:table-cell table:style-name="ce1"/>
          <table:table-cell office:value-type="string" table:style-name="ce1">
            <text:p>https://www.digikey.co.uk/en/products/detail/ams-osram-usa-inc/SFH-300/22058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m2596</text:p>
          </table:table-cell>
          <table:table-cell office:value-type="float" office:value="1" table:style-name="ce1">
            <text:p>1</text:p>
          </table:table-cell>
          <table:table-cell office:value-type="float" office:value="5.7" table:style-name="ce1">
            <text:p>5.7</text:p>
          </table:table-cell>
          <table:table-cell office:value-type="float" office:value="5.7" table:formula="of:=[.B11]*[.C11]" table:style-name="ce1">
            <text:p>5.7</text:p>
          </table:table-cell>
          <table:table-cell table:style-name="ce1"/>
          <table:table-cell office:value-type="string" table:style-name="ce1">
            <text:p>https://www.digikey.co.uk/en/products/detail/LM2596T-5.0-NOPB/LM2596T-5.0-NOPB-ND/3637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80uf capacitor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formula="of:=[.B12]*[.C12]" table:style-name="ce1">
            <text:p>0.4</text:p>
          </table:table-cell>
          <table:table-cell table:style-name="ce1"/>
          <table:table-cell office:value-type="string" table:style-name="ce1">
            <text:p>https://www.digikey.co.uk/en/products/detail/rubycon/16ZLH680MEFC10X12-5/31341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uh induct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13]*[.C13]" table:style-name="ce1">
            <text:p>1</text:p>
          </table:table-cell>
          <table:table-cell table:style-name="ce1"/>
          <table:table-cell office:value-type="string" table:style-name="ce1">
            <text:p>https://www.digikey.co.uk/en/products/detail/bourns-inc/6100-330K-RC/3782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0 uf capacitor</text:p>
          </table:table-cell>
          <table:table-cell office:value-type="float" office:value="1" table:style-name="ce1">
            <text:p>1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formula="of:=[.B14]*[.C14]" table:style-name="ce1">
            <text:p>0.45</text:p>
          </table:table-cell>
          <table:table-cell table:style-name="ce1"/>
          <table:table-cell office:value-type="string" table:style-name="ce1">
            <text:p>https://www.digikey.co.uk/en/products/detail/rubycon/35ZLH220MEFCT78X11-5/3568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 beam 200 mm<text:s/>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office:value-type="float" office:value="5.2" table:formula="of:=[.B15]*[.C15]" table:style-name="ce1">
            <text:p>5.2</text:p>
          </table:table-cell>
          <table:table-cell table:style-name="ce1"/>
          <table:table-cell office:value-type="string" table:style-name="ce1">
            <text:p>https://www.technobotsonline.com/makerbeamxl-20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beam 150 mm</text:p>
          </table:table-cell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3.200000000000001" table:formula="of:=[.B16]*[.C16]" table:style-name="ce1">
            <text:p>13.2</text:p>
          </table:table-cell>
          <table:table-cell table:style-name="ce1"/>
          <table:table-cell office:value-type="string" table:style-name="ce1">
            <text:p>https://www.technobotsonline.com/makerbeamxl-15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beam 100 mm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3.4" table:formula="of:=[.B17]*[.C17]" table:style-name="ce1">
            <text:p>3.4</text:p>
          </table:table-cell>
          <table:table-cell table:style-name="ce1"/>
          <table:table-cell office:value-type="string" table:style-name="ce1">
            <text:p>https://www.technobotsonline.com/makerbeamxl-10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bolt M3, 6mm, A2 (package with 100)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6" table:formula="of:=[.B18]*[.C18]" table:style-name="ce4">
            <text:p>6</text:p>
          </table:table-cell>
          <table:table-cell table:style-name="ce4"/>
          <table:table-cell office:value-type="string" table:style-name="ce4">
            <text:p>https://www.technobotsonline.com/button-head-socket-cap-stainless-screw-m3x6mm-pk-100.html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M3 nut, A2 (package with 250)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of:=[.B19]*[.C19]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2">
            <text:p>corner cubes (1 package with 12)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9" table:formula="of:=[.B20]*[.C20]" table:style-name="ce1">
            <text:p>19</text:p>
          </table:table-cell>
          <table:table-cell table:style-name="ce1"/>
          <table:table-cell office:value-type="string" table:style-name="ce1">
            <text:p>https://www.technobotsonline.com/makerbeam-corner-cube-kit-in-black-pack-of-12-with-hex-key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CB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5" table:formula="of:=[.B21]*[.C21]" table:style-name="ce1">
            <text:p>45</text:p>
          </table:table-cell>
          <table:table-cell table:style-name="ce1"/>
          <table:table-cell office:value-type="string" table:style-name="ce1">
            <text:p>JLCPCB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SP3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B22]*[.C22]" table:style-name="ce1">
            <text:p>10</text:p>
          </table:table-cell>
          <table:table-cell table:style-name="ce1"/>
          <table:table-cell office:value-type="string" table:style-name="ce1">
            <text:p>https://www.amazon.co.uk/dp/B071P98VTG?th=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ED 8mm yellow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.35</text:p>
          </table:table-cell>
          <table:table-cell office:value-type="float" office:value="2.0999999999999996" table:formula="of:=[.B23]*[.C23]" table:style-name="ce1">
            <text:p>2.1</text:p>
          </table:table-cell>
          <table:table-cell table:style-name="ce1"/>
          <table:table-cell office:value-type="string" table:style-name="ce1">
            <text:p>https://uk.rs-online.com/web/p/leds/2471814?gb=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.54 connectors</text:p>
          </table:table-cell>
          <table:table-cell office:value-type="float" office:value="2" table:style-name="ce1">
            <text:p>2</text:p>
          </table:table-cell>
          <table:table-cell office:value-type="float" office:value="2.35" table:style-name="ce1">
            <text:p>2.35</text:p>
          </table:table-cell>
          <table:table-cell office:value-type="float" office:value="4.7" table:formula="of:=[.B24]*[.C24]" table:style-name="ce1">
            <text:p>4.7</text:p>
          </table:table-cell>
          <table:table-cell table:style-name="ce1"/>
          <table:table-cell office:value-type="string" table:style-name="ce1">
            <text:p>https://uk.rs-online.com/web/p/pcb-sockets/6816820?gb=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R led 5 mm</text:p>
          </table:table-cell>
          <table:table-cell office:value-type="float" office:value="12" table:style-name="ce1">
            <text:p>12</text:p>
          </table:table-cell>
          <table:table-cell office:value-type="float" office:value="0.95" table:style-name="ce1">
            <text:p>0.95</text:p>
          </table:table-cell>
          <table:table-cell office:value-type="float" office:value="11.399999999999999" table:formula="of:=[.B25]*[.C25]" table:style-name="ce1">
            <text:p>11.4</text:p>
          </table:table-cell>
          <table:table-cell table:style-name="ce1"/>
          <table:table-cell office:value-type="string" table:style-name="ce1">
            <text:p>https://uk.rs-online.com/web/p/photodiodes/6548902?gb=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crylic sheet 250X250X3mm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3.5" table:formula="of:=[.B26]*[.C26]" table:style-name="ce1">
            <text:p>13.5</text:p>
          </table:table-cell>
          <table:table-cell table:style-name="ce1"/>
          <table:table-cell office:value-type="string" table:style-name="ce1">
            <text:p>https://www.directplastics.co.uk/acrylic-she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sistors 1kohm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0.36" table:formula="of:=[.B27]*[.C27]" table:style-name="ce1">
            <text:p>0.36</text:p>
          </table:table-cell>
          <table:table-cell table:style-name="ce1"/>
          <table:table-cell office:value-type="string" table:style-name="ce1">
            <text:p>https://www.digikey.co.uk/en/products/detail/te-connectivity-passive-product/CFR16J1K0/33179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sistors 47 ohm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1.6" table:formula="of:=[.B28]*[.C28]" table:style-name="ce1">
            <text:p>1.6</text:p>
          </table:table-cell>
          <table:table-cell table:style-name="ce1"/>
          <table:table-cell office:value-type="string" table:style-name="ce1">
            <text:p>https://www.digikey.co.uk/en/products/detail/te-connectivity-passive-product/ROX1SJ47R/23814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barrel jac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29]*[.C29]" table:style-name="ce1">
            <text:p>1</text:p>
          </table:table-cell>
          <table:table-cell table:style-name="ce1"/>
          <table:table-cell office:value-type="string" table:style-name="ce1">
            <text:p>https://www.digikey.co.uk/en/products/detail/tensility-international-corp/54-00133/96854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wire pair (20 m)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[.B30]*[.C30]" table:style-name="ce1">
            <text:p>11</text:p>
          </table:table-cell>
          <table:table-cell table:style-name="ce1"/>
          <table:table-cell office:value-type="string" table:style-name="ce1">
            <text:p>https://www.amazon.co.uk/C-able-Electric-Automotive-Extension-Electrical/dp/B07DHQK4J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wer supply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[.B31]*[.C31]" table:style-name="ce1">
            <text:p>12</text:p>
          </table:table-cell>
          <table:table-cell table:style-name="ce1"/>
          <table:table-cell office:value-type="string" table:style-name="ce1">
            <text:p>https://www.digikey.co.uk/en/products/detail/tri-mag-llc/ICM36-120/104455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wer supply plug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4" table:formula="of:=[.B32]*[.C32]" table:style-name="ce1">
            <text:p>1.4</text:p>
          </table:table-cell>
          <table:table-cell table:style-name="ce1"/>
          <table:table-cell office:value-type="string" table:style-name="ce1">
            <text:p>https://www.digikey.co.uk/en/products/detail/tri-mag-llc/888991000/104455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Diode schottky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formula="of:=[.B33]*[.C33]" table:style-name="ce1">
            <text:p>0.65</text:p>
          </table:table-cell>
          <table:table-cell table:style-name="ce1"/>
          <table:table-cell office:value-type="string" table:style-name="ce1">
            <text:p>https://www.digikey.co.uk/en/products/detail/diodes-incorporated/SB5100-T/278636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ervo motor -MG996R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formula="of:=[.B36]*[.C36]" table:style-name="ce1">
            <text:p>9</text:p>
          </table:table-cell>
          <table:table-cell table:style-name="ce1"/>
          <table:table-cell office:value-type="string" table:style-name="ce1">
            <text:p>https://www.amazon.co.uk/AZDelivery-MG996R-Digital-Servo-Parent/dp/B082MN573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rcrylic<text:s/>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[.B37]*[.C37]" table:style-name="ce1">
            <text:p>13</text:p>
          </table:table-cell>
          <table:table-cell table:style-name="ce1"/>
          <table:table-cell office:value-type="string" table:style-name="ce1">
            <text:p>https://www.amazon.co.uk/Pack-Clear-Acrylic-Sheets-Transparent/dp/B0BXLQBD38/ref=sr_1_5?crid=Z37NPMAFSPT8&amp;dib=eyJ2IjoiMSJ9.LSw_WaUiQZMYwtDD5TwV2Mgl7VOE58LUtOg14TqmNPE85Z0fh931gxwnx_iiLJjFtdHuY_ZY9t148InBDTkGD1tQbC3rSdkRnyPk3wZHuW6DRWpvlOjfuvqDZay_JbtssqL6Bg8dyjGYlTJHkwT-DO4BAUYurtwsuoaDpRJtWEoKYrJAuKX_dSCmyjlCWO6PMvSl19HFKmZguWHGAPNxLbv3SaAdr5bWlFJCFVxBaW-Yo-bZR0NS63FzVcngp8FIRQKn0VpNavHjTmonGzqUdEkC2id9Q1QD8wKNt4GdoBo.H71qwd0Nw48b55A6GoX-YKuzyGbZ1IC6jDGxosFyxQM&amp;dib_tag=se&amp;keywords=acrylic&amp;qid=1718367500&amp;s=industrial&amp;sprefix=arcylic%2Cindustrial%2C65&amp;sr=1-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4 postion Jst connector(female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formula="of:=[.B38]*[.C38]" table:style-name="ce1">
            <text:p>0</text:p>
          </table:table-cell>
          <table:table-cell table:style-name="ce1"/>
          <table:table-cell office:value-type="string" table:style-name="ce1">
            <text:p>https://uk.rs-online.com/web/p/pcb-headers/1755493?gb=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4 postion Jst connector(male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formula="of:=[.B39]*[.C39]" table:style-name="ce1">
            <text:p>0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Andre Maia Chagas</meta:initial-creator>
    <dc:creator>Solomon Ngotho</dc:creator>
    <meta:creation-date>2023-07-10T10:20:46Z</meta:creation-date>
    <dc:date>2024-06-15T16:17:16Z</dc:date>
    <meta:editing-duration>PT0S</meta:editing-duration>
  </office:meta>
</office:document-meta>
</file>